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0259"/>
    </style:style>
    <style:style style:name="P2" style:family="paragraph" style:parent-style-name="Standard">
      <style:text-properties fo:font-weight="bold" officeooo:paragraph-rsid="001a0259" style:font-weight-asian="bold" style:font-weight-complex="bold"/>
    </style:style>
    <style:style style:name="T1" style:family="text">
      <style:text-properties officeooo:rsid="001a0259"/>
    </style:style>
    <style:style style:name="T2" style:family="text">
      <style:text-properties fo:font-weight="bold" style:font-weight-asian="bold" style:font-weight-complex="bold"/>
    </style:style>
    <style:style style:name="T3" style:family="text">
      <style:text-properties fo:font-weight="bold" officeooo:rsid="001a025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a025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real data scientist, the high-end data scientists, are mostly PhDs. They often come out of</text:p>
      <text:p text:style-name="P1">physics, out of statistics, they have to have a computer science background, they have to have a math background, they have to know about databases and statistics and probability and all that stuff. However, if you're coming into a data science team, I think the first skills you need:</text:p>
      <text:p text:style-name="P1">to know how to program, at least have some computational thinking, so having taken a programing course, </text:p>
      <text:p text:style-name="P1">to know some algebra, at least up to analytics, geometry, and hopefully some calculus</text:p>
      <text:p text:style-name="P1">some basic probability, some basic statistics, have to understand the difference and different statistical distributions, and database. </text:p>
      <text:p text:style-name="P1">relational databases, if you understand relational databases nowadays you can still, just with that understanding, use big data clusters as if they were just a big relational database. You don't have to really have understand the whole MapReduce programming model. </text:p>
      <text:p text:style-name="P1"/>
      <text:p text:style-name="P1">But then, as you go further up in the field, then you have to know a lot of computer science theory and statistics, and probability, it's really the intersection of them that the high end data scientists, the PhD data scientists work with. </text:p>
      <text:p text:style-name="P1"/>
      <text:p text:style-name="P1"/>
      <text:p text:style-name="P2">HPC cluster<text:span text:style-name="T4"> </text:span><text:span text:style-name="T5">see file</text:span></text:p>
      <text:p text:style-name="P1"><text:span text:style-name="T3">B</text:span><text:span text:style-name="T2">eowulf cluster,</text:span> <text:span text:style-name="T1">it’s a</text:span> bunch of computers hooked together with a TCP/IP network</text:p>
      <text:p text:style-name="P1"><text:span text:style-name="T3">Self-learning </text:span><text:span text:style-name="T1">is important: o</text:span>nline learning platforms <text:span text:style-name="T1">l</text:span>ike IPython and Jupyter Notebooks and Zeppelin means that you can actually go in and take some of these courses and you can do things right then and you can see them and play with them and, at that point, you'll start to get your head around what is actually happening. </text:p>
      <text:p text:style-name="P1">Motivation is the key problem in all of these, is how to keep people motivated and I think the badge system <text:span text:style-name="T1">that the</text:span> Big Data University has, is one of the ways is how do you get people</text:p>
      <text:p text:style-name="P1">to keep going through. </text:p>
      <text:p text:style-name="P1"/>
      <text:p text:style-name="P1"><text:span text:style-name="T1">Where should data science sit in the org structure?</text:span></text:p>
      <text:p text:style-name="P1">The place it can't sit is probably under the CIO, the Chief Information Officer. CIOs current chief information officers in many companies got there from an accounting background or a finance background, they're clueless. </text:p>
      <text:p text:style-name="P1">So you'll find data scientists primarily in companies that have some research agenda, pharmaceuticals, finance, all of, any technology company <text:span text:style-name="T1">(</text:span>Facebook, Linkedin, Uber, Lyf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03T13:50:25.703116070</dc:date>
    <meta:editing-duration>PT17M45S</meta:editing-duration>
    <meta:editing-cycles>1</meta:editing-cycles>
    <meta:document-statistic meta:table-count="0" meta:image-count="0" meta:object-count="0" meta:page-count="1" meta:paragraph-count="15" meta:word-count="379" meta:character-count="2291" meta:non-whitespace-character-count="1920"/>
    <meta:generator>LibreOffice/6.4.5.2$Linux_X86_64 LibreOffice_project/40$Build-2</meta:generator>
  </office:meta>
</office:document-meta>
</file>